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5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25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 style:data-style-name="N123">
      <style:table-cell-properties fo:background-color="#e0efd4" style:text-align-source="fix" style:repeat-content="false"/>
      <style:paragraph-properties fo:text-align="center" fo:margin-left="0pt"/>
      <style:text-properties fo:color="#000000"/>
    </style:style>
    <style:style style:name="ce29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D1"/>
    </style:style>
    <style:style style:name="ce3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2dval.D2"/>
    </style:style>
    <style:style style:name="ce32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D28"/>
    </style:style>
    <style:style style:name="ce33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 style:data-style-name="N123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5" style:family="table-cell" style:parent-style-name="Default" style:data-style-name="N12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6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8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F1"/>
    </style:style>
    <style:style style:name="ce39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F28"/>
    </style:style>
    <style:style style:name="ce41" style:family="table-cell" style:parent-style-name="Default" style:data-style-name="N123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3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H1"/>
    </style:style>
    <style:style style:name="ce44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val.H28"/>
    </style:style>
    <style:style style:name="ce45" style:family="table-cell" style:parent-style-name="Default">
      <style:text-properties fo:color="#000000"/>
      <style:map style:condition="cell-content()&lt;0.05" style:apply-style-name="Good" style:base-cell-address="s12dval.J1"/>
    </style:style>
    <style:style style:name="ce46" style:family="table-cell" style:parent-style-name="Default">
      <style:text-properties fo:color="#000000"/>
      <style:map style:condition="cell-content()&lt;=0.05" style:apply-style-name="Good" style:base-cell-address="s12dval.D2"/>
    </style:style>
    <style:style style:name="ce47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2dval.J28"/>
    </style:style>
    <style:style style:name="ce48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2dva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26"/>
        <table:table-column table:style-name="co4" table:visibility="collapse" table:default-cell-style-name="ce31"/>
        <table:table-column table:style-name="co3" table:default-cell-style-name="ce26"/>
        <table:table-column table:style-name="co4" table:visibility="collapse" table:default-cell-style-name="ce31"/>
        <table:table-column table:style-name="co5" table:default-cell-style-name="ce26"/>
        <table:table-column table:style-name="co4" table:visibility="collapse" table:default-cell-style-name="ce31"/>
        <table:table-column table:style-name="co3" table:default-cell-style-name="ce26"/>
        <table:table-column table:style-name="co4" table:visibility="collapse" table:default-cell-style-name="ce46"/>
        <table:table-column table:style-name="co5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4" table:default-cell-style-name="ce15"/>
        <table:table-column table:style-name="co8" table:number-columns-repeated="1006" table:default-cell-style-name="ce15"/>
        <table:table-row table:style-name="ro1">
          <table:table-cell table:style-name="ce8" office:value-type="string" calcext:value-type="string">
            <text:p>Group</text:p>
          </table:table-cell>
          <table:table-cell table:style-name="ce18" office:value-type="string" calcext:value-type="string">
            <text:p>Country</text:p>
          </table:table-cell>
          <table:table-cell table:style-name="ce25" office:value-type="string" calcext:value-type="string">
            <text:p>Debt to GDP</text:p>
          </table:table-cell>
          <table:table-cell table:style-name="ce29" office:value-type="string" calcext:value-type="string">
            <text:p>pval.debt_to_gdp</text:p>
          </table:table-cell>
          <table:table-cell table:style-name="ce33" office:value-type="string" calcext:value-type="string">
            <text:p>Short Term to Long Term Debt</text:p>
          </table:table-cell>
          <table:table-cell table:style-name="ce38" office:value-type="string" calcext:value-type="string">
            <text:p>pval.stlt</text:p>
          </table:table-cell>
          <table:table-cell table:style-name="ce33" office:value-type="string" calcext:value-type="string">
            <text:p>Total Fixed Assets, % of GDP</text:p>
          </table:table-cell>
          <table:table-cell table:style-name="ce43" office:value-type="string" calcext:value-type="string">
            <text:p>pval.fixed_per</text:p>
          </table:table-cell>
          <table:table-cell table:style-name="ce33" office:value-type="string" calcext:value-type="string">
            <text:p>Stock of Financial Liabilities, % of GDP</text:p>
          </table:table-cell>
          <table:table-cell table:style-name="ce45"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Austria</text:p>
          </table:table-cell>
          <table:table-cell office:value-type="float" office:value="-0.172116479226033" calcext:value-type="float">
            <text:p>-0.1721</text:p>
          </table:table-cell>
          <table:table-cell office:value-type="float" office:value="0.432279446301344" calcext:value-type="float">
            <text:p>0.4323</text:p>
          </table:table-cell>
          <table:table-cell table:style-name="ce34" office:value-type="float" office:value="0.476770213564807" calcext:value-type="float">
            <text:p>0.4768</text:p>
          </table:table-cell>
          <table:table-cell office:value-type="float" office:value="0.0214381721994563" calcext:value-type="float">
            <text:p>0.0214</text:p>
          </table:table-cell>
          <table:table-cell table:style-name="ce35" office:value-type="float" office:value="-0.0234700474057686" calcext:value-type="float">
            <text:p>-0.0235</text:p>
          </table:table-cell>
          <table:table-cell office:value-type="float" office:value="0.915347790200485" calcext:value-type="float">
            <text:p>0.9153</text:p>
          </table:table-cell>
          <table:table-cell table:style-name="ce34" office:value-type="float" office:value="-0.598267951693611" calcext:value-type="float">
            <text:p>-0.5983</text:p>
          </table:table-cell>
          <table:table-cell office:value-type="float" office:value="0.00256539349762219" calcext:value-type="float">
            <text:p>0.0025653934976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Belgium</text:p>
          </table:table-cell>
          <table:table-cell office:value-type="float" office:value="-0.000637188095222529" calcext:value-type="float">
            <text:p>-0.0006</text:p>
          </table:table-cell>
          <table:table-cell office:value-type="float" office:value="0.997697770683504" calcext:value-type="float">
            <text:p>0.9977</text:p>
          </table:table-cell>
          <table:table-cell table:style-name="ce34" office:value-type="float" office:value="-0.638663655117166" calcext:value-type="float">
            <text:p>-0.6387</text:p>
          </table:table-cell>
          <table:table-cell office:value-type="float" office:value="0.00103834441859529" calcext:value-type="float">
            <text:p>0.0010</text:p>
          </table:table-cell>
          <table:table-cell table:style-name="ce34" office:value-type="float" office:value="0.725584533999903" calcext:value-type="float">
            <text:p>0.7256</text:p>
          </table:table-cell>
          <table:table-cell office:value-type="float" office:value="0.0000892097359097566" calcext:value-type="float">
            <text:p>0.0001</text:p>
          </table:table-cell>
          <table:table-cell table:style-name="ce34" office:value-type="float" office:value="-0.915552235630313" calcext:value-type="float">
            <text:p>-0.9156</text:p>
          </table:table-cell>
          <table:table-cell office:value-type="float" office:value="0.000000000919738951665749" calcext:value-type="float">
            <text:p>9.19738951665749E-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France</text:p>
          </table:table-cell>
          <table:table-cell table:style-name="ce28" office:value-type="float" office:value="0.945305027948528" calcext:value-type="float">
            <text:p>0.9453</text:p>
          </table:table-cell>
          <table:table-cell office:value-type="float" office:value="0.0000000000109821041149871" calcext:value-type="float">
            <text:p>0.0000</text:p>
          </table:table-cell>
          <table:table-cell table:style-name="ce34" office:value-type="float" office:value="-0.649490851110764" calcext:value-type="float">
            <text:p>-0.6495</text:p>
          </table:table-cell>
          <table:table-cell office:value-type="float" office:value="0.000797188007933158" calcext:value-type="float">
            <text:p>0.0008</text:p>
          </table:table-cell>
          <table:table-cell table:style-name="ce34" office:value-type="float" office:value="0.836352217754662" calcext:value-type="float">
            <text:p>0.8364</text:p>
          </table:table-cell>
          <table:table-cell office:value-type="float" office:value="0.000000665385478715308" calcext:value-type="float">
            <text:p>0.0000</text:p>
          </table:table-cell>
          <table:table-cell table:style-name="ce34" office:value-type="float" office:value="0.817789296906116" calcext:value-type="float">
            <text:p>0.8178</text:p>
          </table:table-cell>
          <table:table-cell office:value-type="float" office:value="0.00000188504160547609" calcext:value-type="float">
            <text:p>1.88504160547609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Germany</text:p>
          </table:table-cell>
          <table:table-cell table:style-name="ce28" office:value-type="float" office:value="0.576193142560878" calcext:value-type="float">
            <text:p>0.5762</text:p>
          </table:table-cell>
          <table:table-cell office:value-type="float" office:value="0.00400786884325433" calcext:value-type="float">
            <text:p>0.0040</text:p>
          </table:table-cell>
          <table:table-cell table:style-name="ce35" office:value-type="float" office:value="-0.33196148006395" calcext:value-type="float">
            <text:p>-0.3320</text:p>
          </table:table-cell>
          <table:table-cell office:value-type="float" office:value="0.121739914931061" calcext:value-type="float">
            <text:p>0.1217</text:p>
          </table:table-cell>
          <table:table-cell table:style-name="ce35" office:value-type="float" office:value="0.183602169987512" calcext:value-type="float">
            <text:p>0.1836</text:p>
          </table:table-cell>
          <table:table-cell office:value-type="float" office:value="0.401702536229013" calcext:value-type="float">
            <text:p>0.4017</text:p>
          </table:table-cell>
          <table:table-cell table:style-name="ce35" office:value-type="float" office:value="0.130246005658694" calcext:value-type="float">
            <text:p>0.1302</text:p>
          </table:table-cell>
          <table:table-cell office:value-type="float" office:value="0.553625387359731" calcext:value-type="float">
            <text:p>0.5536253873597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Netherlands</text:p>
          </table:table-cell>
          <table:table-cell table:style-name="ce28" office:value-type="float" office:value="-0.667633038782886" calcext:value-type="float">
            <text:p>-0.6676</text:p>
          </table:table-cell>
          <table:table-cell office:value-type="float" office:value="0.000686533423864599" calcext:value-type="float">
            <text:p>0.0007</text:p>
          </table:table-cell>
          <table:table-cell table:style-name="ce35" office:value-type="float" office:value="-0.196886648659515" calcext:value-type="float">
            <text:p>-0.1969</text:p>
          </table:table-cell>
          <table:table-cell office:value-type="float" office:value="0.379826293178611" calcext:value-type="float">
            <text:p>0.3798</text:p>
          </table:table-cell>
          <table:table-cell table:style-name="ce34" office:value-type="float" office:value="0.808601750774584" calcext:value-type="float">
            <text:p>0.8086</text:p>
          </table:table-cell>
          <table:table-cell office:value-type="float" office:value="0.00000526184685867293" calcext:value-type="float">
            <text:p>0.0000</text:p>
          </table:table-cell>
          <table:table-cell table:style-name="ce34" office:value-type="float" office:value="-0.805569034840298" calcext:value-type="float">
            <text:p>-0.8056</text:p>
          </table:table-cell>
          <table:table-cell office:value-type="float" office:value="0.00000607505688954291" calcext:value-type="float">
            <text:p>6.07505688954291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United Kingdom</text:p>
          </table:table-cell>
          <table:table-cell table:style-name="ce28" office:value-type="float" office:value="0.599892950854219" calcext:value-type="float">
            <text:p>0.5999</text:p>
          </table:table-cell>
          <table:table-cell office:value-type="float" office:value="0.00247938162905315" calcext:value-type="float">
            <text:p>0.0025</text:p>
          </table:table-cell>
          <table:table-cell table:style-name="ce35" office:value-type="float" office:value="-0.191604220164919" calcext:value-type="float">
            <text:p>-0.1916</text:p>
          </table:table-cell>
          <table:table-cell office:value-type="float" office:value="0.381131794773183" calcext:value-type="float">
            <text:p>0.3811</text:p>
          </table:table-cell>
          <table:table-cell table:style-name="ce34" office:value-type="float" office:value="0.48710573015387" calcext:value-type="float">
            <text:p>0.4871</text:p>
          </table:table-cell>
          <table:table-cell office:value-type="float" office:value="0.0184048132963586" calcext:value-type="float">
            <text:p>0.0184</text:p>
          </table:table-cell>
          <table:table-cell table:style-name="ce34" office:value-type="float" office:value="0.530192154768223" calcext:value-type="float">
            <text:p>0.5302</text:p>
          </table:table-cell>
          <table:table-cell office:value-type="float" office:value="0.00925825022128235" calcext:value-type="float">
            <text:p>0.0092582502212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Greece</text:p>
          </table:table-cell>
          <table:table-cell table:style-name="ce28" office:value-type="float" office:value="0.944062820030562" calcext:value-type="float">
            <text:p>0.9441</text:p>
          </table:table-cell>
          <table:table-cell office:value-type="float" office:value="0.0000000000138260514148669" calcext:value-type="float">
            <text:p>0.0000</text:p>
          </table:table-cell>
          <table:table-cell table:style-name="ce34" office:value-type="float" office:value="-0.565158944536104" calcext:value-type="float">
            <text:p>-0.5652</text:p>
          </table:table-cell>
          <table:table-cell office:value-type="float" office:value="0.00495269344519578" calcext:value-type="float">
            <text:p>0.0050</text:p>
          </table:table-cell>
          <table:table-cell table:style-name="ce35" office:value-type="float" office:value="-0.846375047272884" calcext:value-type="float">
            <text:p>-0.8464</text:p>
          </table:table-cell>
          <table:table-cell office:value-type="float" office:value="0.0705921998274994" calcext:value-type="float">
            <text:p>0.0706</text:p>
          </table:table-cell>
          <table:table-cell table:style-name="ce35" office:value-type="float" office:value="0.133139569358242" calcext:value-type="float">
            <text:p>0.1331</text:p>
          </table:table-cell>
          <table:table-cell office:value-type="float" office:value="0.54477155960353" calcext:value-type="float">
            <text:p>0.544771559603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Italy</text:p>
          </table:table-cell>
          <table:table-cell table:style-name="ce28" office:value-type="float" office:value="0.892622883579578" calcext:value-type="float">
            <text:p>0.8926</text:p>
          </table:table-cell>
          <table:table-cell office:value-type="float" office:value="0.0000000103285584529544" calcext:value-type="float">
            <text:p>0.0000</text:p>
          </table:table-cell>
          <table:table-cell table:style-name="ce35" office:value-type="float" office:value="0.0214314437904221" calcext:value-type="float">
            <text:p>0.0214</text:p>
          </table:table-cell>
          <table:table-cell office:value-type="float" office:value="0.922678276445811" calcext:value-type="float">
            <text:p>0.9227</text:p>
          </table:table-cell>
          <table:table-cell table:style-name="ce35" office:value-type="float" office:value="-0.639881650342265" calcext:value-type="float">
            <text:p>-0.6399</text:p>
          </table:table-cell>
          <table:table-cell office:value-type="float" office:value="0.171176823902437" calcext:value-type="float">
            <text:p>0.1712</text:p>
          </table:table-cell>
          <table:table-cell table:style-name="ce34" office:value-type="float" office:value="0.643775832577582" calcext:value-type="float">
            <text:p>0.6438</text:p>
          </table:table-cell>
          <table:table-cell office:value-type="float" office:value="0.000917671918891028" calcext:value-type="float">
            <text:p>0.0009176719188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Portugal</text:p>
          </table:table-cell>
          <table:table-cell table:style-name="ce28" office:value-type="float" office:value="0.927269788981706" calcext:value-type="float">
            <text:p>0.9273</text:p>
          </table:table-cell>
          <table:table-cell office:value-type="float" office:value="0.000000000201989092118993" calcext:value-type="float">
            <text:p>0.0000</text:p>
          </table:table-cell>
          <table:table-cell table:style-name="ce35" office:value-type="float" office:value="0.282720393767875" calcext:value-type="float">
            <text:p>0.2827</text:p>
          </table:table-cell>
          <table:table-cell office:value-type="float" office:value="0.191170020529713" calcext:value-type="float">
            <text:p>0.1912</text:p>
          </table:table-cell>
          <table:table-cell table:style-name="ce34" office:value-type="float" office:value="0.803599041329988" calcext:value-type="float">
            <text:p>0.8036</text:p>
          </table:table-cell>
          <table:table-cell office:value-type="float" office:value="0.000101886493110825" calcext:value-type="float">
            <text:p>0.0001</text:p>
          </table:table-cell>
          <table:table-cell table:style-name="ce34" office:value-type="float" office:value="0.904449172339874" calcext:value-type="float">
            <text:p>0.9044</text:p>
          </table:table-cell>
          <table:table-cell office:value-type="float" office:value="0.00000000320041460000198" calcext:value-type="float">
            <text:p>3.20041460000198E-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Spain</text:p>
          </table:table-cell>
          <table:table-cell table:style-name="ce28" office:value-type="float" office:value="0.961913170262235" calcext:value-type="float">
            <text:p>0.9619</text:p>
          </table:table-cell>
          <table:table-cell office:value-type="float" office:value="0.0000000000524482679509219" calcext:value-type="float">
            <text:p>0.0000</text:p>
          </table:table-cell>
          <table:table-cell table:style-name="ce34" office:value-type="float" office:value="-0.764509950321537" calcext:value-type="float">
            <text:p>-0.7645</text:p>
          </table:table-cell>
          <table:table-cell office:value-type="float" office:value="0.0000216249576023841" calcext:value-type="float">
            <text:p>0.0000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4" office:value-type="float" office:value="0.895165723493916" calcext:value-type="float">
            <text:p>0.8952</text:p>
          </table:table-cell>
          <table:table-cell office:value-type="float" office:value="0.00000000812393707860792" calcext:value-type="float">
            <text:p>8.12393707860792E-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Cyprus</text:p>
          </table:table-cell>
          <table:table-cell table:style-name="ce28" office:value-type="float" office:value="-0.741425914426671" calcext:value-type="float">
            <text:p>-0.7414</text:p>
          </table:table-cell>
          <table:table-cell office:value-type="float" office:value="0.0000516254331848209" calcext:value-type="float">
            <text:p>0.0001</text:p>
          </table:table-cell>
          <table:table-cell table:style-name="ce35" office:value-type="float" office:value="0.210269346257295" calcext:value-type="float">
            <text:p>0.2103</text:p>
          </table:table-cell>
          <table:table-cell office:value-type="float" office:value="0.451936500143795" calcext:value-type="float">
            <text:p>0.4519</text:p>
          </table:table-cell>
          <table:table-cell table:style-name="ce35" office:value-type="float" office:value="0.486652364255765" calcext:value-type="float">
            <text:p>0.4867</text:p>
          </table:table-cell>
          <table:table-cell office:value-type="float" office:value="0.405784804626952" calcext:value-type="float">
            <text:p>0.4058</text:p>
          </table:table-cell>
          <table:table-cell table:style-name="ce34" office:value-type="float" office:value="-0.800886010169672" calcext:value-type="float">
            <text:p>-0.8009</text:p>
          </table:table-cell>
          <table:table-cell office:value-type="float" office:value="0.00000441812385831852" calcext:value-type="float">
            <text:p>4.41812385831852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Ireland</text:p>
          </table:table-cell>
          <table:table-cell table:style-name="ce28" office:value-type="float" office:value="0.607469974978418" calcext:value-type="float">
            <text:p>0.6075</text:p>
          </table:table-cell>
          <table:table-cell office:value-type="float" office:value="0.00969706805809123" calcext:value-type="float">
            <text:p>0.0097</text:p>
          </table:table-cell>
          <table:table-cell table:style-name="ce34" office:value-type="float" office:value="-0.592421434560196" calcext:value-type="float">
            <text:p>-0.5924</text:p>
          </table:table-cell>
          <table:table-cell office:value-type="float" office:value="0.0122155318698718" calcext:value-type="float">
            <text:p>0.0122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5" office:value-type="float" office:value="0.308837834613538" calcext:value-type="float">
            <text:p>0.3088</text:p>
          </table:table-cell>
          <table:table-cell office:value-type="float" office:value="0.227762991844831" calcext:value-type="float">
            <text:p>0.2277629918448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Luxembourg</text:p>
          </table:table-cell>
          <table:table-cell table:style-name="ce28" office:value-type="float" office:value="0.882206066840203" calcext:value-type="float">
            <text:p>0.8822</text:p>
          </table:table-cell>
          <table:table-cell office:value-type="float" office:value="0.000000585694345689447" calcext:value-type="float">
            <text:p>0.0000</text:p>
          </table:table-cell>
          <table:table-cell table:style-name="ce35" office:value-type="float" office:value="-0.0672365678475133" calcext:value-type="float">
            <text:p>-0.0672</text:p>
          </table:table-cell>
          <table:table-cell office:value-type="float" office:value="0.784476688788418" calcext:value-type="float">
            <text:p>0.7845</text:p>
          </table:table-cell>
          <table:table-cell table:style-name="ce34" office:value-type="float" office:value="-0.782729716061269" calcext:value-type="float">
            <text:p>-0.7827</text:p>
          </table:table-cell>
          <table:table-cell office:value-type="float" office:value="0.0000744635546612304" calcext:value-type="float">
            <text:p>0.0001</text:p>
          </table:table-cell>
          <table:table-cell table:style-name="ce34" office:value-type="float" office:value="0.832585007541239" calcext:value-type="float">
            <text:p>0.8326</text:p>
          </table:table-cell>
          <table:table-cell office:value-type="float" office:value="0.00000974009321885738" calcext:value-type="float">
            <text:p>9.74009321885738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Denmark</text:p>
          </table:table-cell>
          <table:table-cell office:value-type="float" office:value="-0.24802085012543" calcext:value-type="float">
            <text:p>-0.2480</text:p>
          </table:table-cell>
          <table:table-cell office:value-type="float" office:value="0.253838688724259" calcext:value-type="float">
            <text:p>0.2538</text:p>
          </table:table-cell>
          <table:table-cell table:style-name="ce34" office:value-type="float" office:value="0.701466121213188" calcext:value-type="float">
            <text:p>0.7015</text:p>
          </table:table-cell>
          <table:table-cell office:value-type="float" office:value="0.00356524333202612" calcext:value-type="float">
            <text:p>0.0036</text:p>
          </table:table-cell>
          <table:table-cell table:style-name="ce34" office:value-type="float" office:value="0.752203722832699" calcext:value-type="float">
            <text:p>0.7522</text:p>
          </table:table-cell>
          <table:table-cell office:value-type="float" office:value="0.000034788476064751" calcext:value-type="float">
            <text:p>0.0000</text:p>
          </table:table-cell>
          <table:table-cell table:style-name="ce34" office:value-type="float" office:value="-0.688021611839372" calcext:value-type="float">
            <text:p>-0.6880</text:p>
          </table:table-cell>
          <table:table-cell office:value-type="float" office:value="0.000284945646067403" calcext:value-type="float">
            <text:p>0.0002849456460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Finland</text:p>
          </table:table-cell>
          <table:table-cell office:value-type="float" office:value="0.217707948678239" calcext:value-type="float">
            <text:p>0.2177</text:p>
          </table:table-cell>
          <table:table-cell office:value-type="float" office:value="0.318327029752258" calcext:value-type="float">
            <text:p>0.3183</text:p>
          </table:table-cell>
          <table:table-cell table:style-name="ce35" office:value-type="float" office:value="0.169038016610659" calcext:value-type="float">
            <text:p>0.1690</text:p>
          </table:table-cell>
          <table:table-cell office:value-type="float" office:value="0.440681509461025" calcext:value-type="float">
            <text:p>0.4407</text:p>
          </table:table-cell>
          <table:table-cell table:style-name="ce34" office:value-type="float" office:value="0.839236382567317" calcext:value-type="float">
            <text:p>0.8392</text:p>
          </table:table-cell>
          <table:table-cell office:value-type="float" office:value="0.000000559527282284478" calcext:value-type="float">
            <text:p>0.0000</text:p>
          </table:table-cell>
          <table:table-cell table:style-name="ce35" office:value-type="float" office:value="-0.317347346806877" calcext:value-type="float">
            <text:p>-0.3173</text:p>
          </table:table-cell>
          <table:table-cell office:value-type="float" office:value="0.14007188252294" calcext:value-type="float">
            <text:p>0.1400718825229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Norway</text:p>
          </table:table-cell>
          <table:table-cell office:value-type="float" office:value="0.0440783908774482" calcext:value-type="float">
            <text:p>0.0441</text:p>
          </table:table-cell>
          <table:table-cell office:value-type="float" office:value="0.841714830057558" calcext:value-type="float">
            <text:p>0.8417</text:p>
          </table:table-cell>
          <table:table-cell table:style-name="ce35" office:value-type="float" office:value="0.381967886673092" calcext:value-type="float">
            <text:p>0.3820</text:p>
          </table:table-cell>
          <table:table-cell office:value-type="float" office:value="0.0720813809902703" calcext:value-type="float">
            <text:p>0.0721</text:p>
          </table:table-cell>
          <table:table-cell table:style-name="ce34" office:value-type="float" office:value="0.525063009424964" calcext:value-type="float">
            <text:p>0.5251</text:p>
          </table:table-cell>
          <table:table-cell office:value-type="float" office:value="0.012101989516563" calcext:value-type="float">
            <text:p>0.0121</text:p>
          </table:table-cell>
          <table:table-cell table:style-name="ce35" office:value-type="float" office:value="-0.295145660751673" calcext:value-type="float">
            <text:p>-0.2951</text:p>
          </table:table-cell>
          <table:table-cell office:value-type="float" office:value="0.171556428651893" calcext:value-type="float">
            <text:p>0.17155642865189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Sweden</text:p>
          </table:table-cell>
          <table:table-cell table:style-name="ce28" office:value-type="float" office:value="0.533367403452676" calcext:value-type="float">
            <text:p>0.5334</text:p>
          </table:table-cell>
          <table:table-cell office:value-type="float" office:value="0.00877035280272742" calcext:value-type="float">
            <text:p>0.0088</text:p>
          </table:table-cell>
          <table:table-cell table:style-name="ce35" office:value-type="float" office:value="-0.236984048574159" calcext:value-type="float">
            <text:p>-0.2370</text:p>
          </table:table-cell>
          <table:table-cell office:value-type="float" office:value="0.276260624537241" calcext:value-type="float">
            <text:p>0.2763</text:p>
          </table:table-cell>
          <table:table-cell table:style-name="ce35" office:value-type="float" office:value="-0.323824092153971" calcext:value-type="float">
            <text:p>-0.3238</text:p>
          </table:table-cell>
          <table:table-cell office:value-type="float" office:value="0.131719399995549" calcext:value-type="float">
            <text:p>0.1317</text:p>
          </table:table-cell>
          <table:table-cell table:style-name="ce35" office:value-type="float" office:value="0.264574151874547" calcext:value-type="float">
            <text:p>0.2646</text:p>
          </table:table-cell>
          <table:table-cell office:value-type="float" office:value="0.222472822600842" calcext:value-type="float">
            <text:p>0.2224728226008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Bulgaria</text:p>
          </table:table-cell>
          <table:table-cell office:value-type="float" office:value="0.289625472751097" calcext:value-type="float">
            <text:p>0.2896</text:p>
          </table:table-cell>
          <table:table-cell office:value-type="float" office:value="0.180090092491225" calcext:value-type="float">
            <text:p>0.1801</text:p>
          </table:table-cell>
          <table:table-cell table:style-name="ce34" office:value-type="float" office:value="-0.479597162907271" calcext:value-type="float">
            <text:p>-0.4796</text:p>
          </table:table-cell>
          <table:table-cell office:value-type="float" office:value="0.0205711076378536" calcext:value-type="float">
            <text:p>0.0206</text:p>
          </table:table-cell>
          <table:table-cell table:style-name="ce35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4" office:value-type="float" office:value="-0.714285232026124" calcext:value-type="float">
            <text:p>-0.7143</text:p>
          </table:table-cell>
          <table:table-cell office:value-type="float" office:value="0.000128913481171722" calcext:value-type="float">
            <text:p>0.00012891348117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Czechia</text:p>
          </table:table-cell>
          <table:table-cell table:style-name="ce28" office:value-type="float" office:value="0.57531041445738" calcext:value-type="float">
            <text:p>0.5753</text:p>
          </table:table-cell>
          <table:table-cell office:value-type="float" office:value="0.00407740903139109" calcext:value-type="float">
            <text:p>0.0041</text:p>
          </table:table-cell>
          <table:table-cell table:style-name="ce35" office:value-type="float" office:value="-0.126464369330779" calcext:value-type="float">
            <text:p>-0.1265</text:p>
          </table:table-cell>
          <table:table-cell office:value-type="float" office:value="0.56529398804994" calcext:value-type="float">
            <text:p>0.5653</text:p>
          </table:table-cell>
          <table:table-cell table:style-name="ce34" office:value-type="float" office:value="0.810394765545127" calcext:value-type="float">
            <text:p>0.8104</text:p>
          </table:table-cell>
          <table:table-cell office:value-type="float" office:value="0.00000276444983282609" calcext:value-type="float">
            <text:p>0.0000</text:p>
          </table:table-cell>
          <table:table-cell table:style-name="ce34" office:value-type="float" office:value="-0.507233441997625" calcext:value-type="float">
            <text:p>-0.5072</text:p>
          </table:table-cell>
          <table:table-cell office:value-type="float" office:value="0.0134945843991869" calcext:value-type="float">
            <text:p>0.0134945843991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Estonia</text:p>
          </table:table-cell>
          <table:table-cell table:style-name="ce28" office:value-type="float" office:value="0.731497931786001" calcext:value-type="float">
            <text:p>0.7315</text:p>
          </table:table-cell>
          <table:table-cell office:value-type="float" office:value="0.0000730538852837803" calcext:value-type="float">
            <text:p>0.0001</text:p>
          </table:table-cell>
          <table:table-cell table:style-name="ce34" office:value-type="float" office:value="-0.555735955691717" calcext:value-type="float">
            <text:p>-0.5557</text:p>
          </table:table-cell>
          <table:table-cell office:value-type="float" office:value="0.00590076603842293" calcext:value-type="float">
            <text:p>0.0059</text:p>
          </table:table-cell>
          <table:table-cell table:style-name="ce34" office:value-type="float" office:value="0.481244316060954" calcext:value-type="float">
            <text:p>0.4812</text:p>
          </table:table-cell>
          <table:table-cell office:value-type="float" office:value="0.02335849064298" calcext:value-type="float">
            <text:p>0.0234</text:p>
          </table:table-cell>
          <table:table-cell table:style-name="ce34" office:value-type="float" office:value="-0.425168949454244" calcext:value-type="float">
            <text:p>-0.4252</text:p>
          </table:table-cell>
          <table:table-cell office:value-type="float" office:value="0.0431290519614151" calcext:value-type="float">
            <text:p>0.0431290519614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Hungary</text:p>
          </table:table-cell>
          <table:table-cell office:value-type="float" office:value="0.222881087299886" calcext:value-type="float">
            <text:p>0.2229</text:p>
          </table:table-cell>
          <table:table-cell office:value-type="float" office:value="0.306675333043333" calcext:value-type="float">
            <text:p>0.3067</text:p>
          </table:table-cell>
          <table:table-cell table:style-name="ce35" office:value-type="float" office:value="-0.208969763956968" calcext:value-type="float">
            <text:p>-0.2090</text:p>
          </table:table-cell>
          <table:table-cell office:value-type="float" office:value="0.338609023497923" calcext:value-type="float">
            <text:p>0.3386</text:p>
          </table:table-cell>
          <table:table-cell table:style-name="ce34" office:value-type="float" office:value="0.884059028323396" calcext:value-type="float">
            <text:p>0.8841</text:p>
          </table:table-cell>
          <table:table-cell office:value-type="float" office:value="0.0000000486927687060046" calcext:value-type="float">
            <text:p>0.0000</text:p>
          </table:table-cell>
          <table:table-cell table:style-name="ce34" office:value-type="float" office:value="-0.696088121959992" calcext:value-type="float">
            <text:p>-0.6961</text:p>
          </table:table-cell>
          <table:table-cell office:value-type="float" office:value="0.000225293134091586" calcext:value-type="float">
            <text:p>0.0002252931340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Latvia</text:p>
          </table:table-cell>
          <table:table-cell table:style-name="ce28" office:value-type="float" office:value="0.893490405272341" calcext:value-type="float">
            <text:p>0.8935</text:p>
          </table:table-cell>
          <table:table-cell office:value-type="float" office:value="0.00000000952269463283528" calcext:value-type="float">
            <text:p>0.0000</text:p>
          </table:table-cell>
          <table:table-cell table:style-name="ce35" office:value-type="float" office:value="-0.3760470388356" calcext:value-type="float">
            <text:p>-0.3760</text:p>
          </table:table-cell>
          <table:table-cell office:value-type="float" office:value="0.076984753877769" calcext:value-type="float">
            <text:p>0.0770</text:p>
          </table:table-cell>
          <table:table-cell table:style-name="ce35" office:value-type="float" office:value="-0.175874716018583" calcext:value-type="float">
            <text:p>-0.1759</text:p>
          </table:table-cell>
          <table:table-cell office:value-type="float" office:value="0.433682938250041" calcext:value-type="float">
            <text:p>0.4337</text:p>
          </table:table-cell>
          <table:table-cell table:style-name="ce35" office:value-type="float" office:value="0.374711092561308" calcext:value-type="float">
            <text:p>0.3747</text:p>
          </table:table-cell>
          <table:table-cell office:value-type="float" office:value="0.0781251132512915" calcext:value-type="float">
            <text:p>0.0781251132512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Lithuania</text:p>
          </table:table-cell>
          <table:table-cell table:style-name="ce28" office:value-type="float" office:value="0.683037687457744" calcext:value-type="float">
            <text:p>0.6830</text:p>
          </table:table-cell>
          <table:table-cell office:value-type="float" office:value="0.00032826506077388" calcext:value-type="float">
            <text:p>0.0003</text:p>
          </table:table-cell>
          <table:table-cell table:style-name="ce35" office:value-type="float" office:value="0.389846639128759" calcext:value-type="float">
            <text:p>0.3898</text:p>
          </table:table-cell>
          <table:table-cell office:value-type="float" office:value="0.0659283981166789" calcext:value-type="float">
            <text:p>0.0659</text:p>
          </table:table-cell>
          <table:table-cell table:style-name="ce34" office:value-type="float" office:value="0.622992727295758" calcext:value-type="float">
            <text:p>0.6230</text:p>
          </table:table-cell>
          <table:table-cell office:value-type="float" office:value="0.00755138944686506" calcext:value-type="float">
            <text:p>0.0076</text:p>
          </table:table-cell>
          <table:table-cell table:style-name="ce35" office:value-type="float" office:value="-0.266150030141409" calcext:value-type="float">
            <text:p>-0.2662</text:p>
          </table:table-cell>
          <table:table-cell office:value-type="float" office:value="0.219627432062944" calcext:value-type="float">
            <text:p>0.2196274320629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Poland</text:p>
          </table:table-cell>
          <table:table-cell office:value-type="float" office:value="0.249000481851686" calcext:value-type="float">
            <text:p>0.2490</text:p>
          </table:table-cell>
          <table:table-cell office:value-type="float" office:value="0.263799027043665" calcext:value-type="float">
            <text:p>0.2638</text:p>
          </table:table-cell>
          <table:table-cell table:style-name="ce35" office:value-type="float" office:value="0.317484818305625" calcext:value-type="float">
            <text:p>0.3175</text:p>
          </table:table-cell>
          <table:table-cell office:value-type="float" office:value="0.139890771544535" calcext:value-type="float">
            <text:p>0.1399</text:p>
          </table:table-cell>
          <table:table-cell table:style-name="ce35" office:value-type="float" office:value="0.116748152311685" calcext:value-type="float">
            <text:p>0.1167</text:p>
          </table:table-cell>
          <table:table-cell office:value-type="float" office:value="0.851690012265733" calcext:value-type="float">
            <text:p>0.8517</text:p>
          </table:table-cell>
          <table:table-cell table:style-name="ce35" office:value-type="float" office:value="0.0308494045616835" calcext:value-type="float">
            <text:p>0.0308</text:p>
          </table:table-cell>
          <table:table-cell office:value-type="float" office:value="0.888872727700571" calcext:value-type="float">
            <text:p>0.88887272770057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Slovakia</text:p>
          </table:table-cell>
          <table:table-cell table:style-name="ce28" office:value-type="float" office:value="0.666853109960918" calcext:value-type="float">
            <text:p>0.6669</text:p>
          </table:table-cell>
          <table:table-cell office:value-type="float" office:value="0.000510552671651787" calcext:value-type="float">
            <text:p>0.0005</text:p>
          </table:table-cell>
          <table:table-cell table:style-name="ce35" office:value-type="float" office:value="-0.214136330902313" calcext:value-type="float">
            <text:p>-0.2141</text:p>
          </table:table-cell>
          <table:table-cell office:value-type="float" office:value="0.326526065478567" calcext:value-type="float">
            <text:p>0.3265</text:p>
          </table:table-cell>
          <table:table-cell table:style-name="ce34" office:value-type="float" office:value="0.515858522862714" calcext:value-type="float">
            <text:p>0.5159</text:p>
          </table:table-cell>
          <table:table-cell office:value-type="float" office:value="0.0284250150550083" calcext:value-type="float">
            <text:p>0.0284</text:p>
          </table:table-cell>
          <table:table-cell table:style-name="ce34" office:value-type="float" office:value="0.668568516970257" calcext:value-type="float">
            <text:p>0.6686</text:p>
          </table:table-cell>
          <table:table-cell office:value-type="float" office:value="0.00048781097484385" calcext:value-type="float">
            <text:p>0.0004878109748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Slovenia</text:p>
          </table:table-cell>
          <table:table-cell table:style-name="ce28" office:value-type="float" office:value="0.946231790428002" calcext:value-type="float">
            <text:p>0.9462</text:p>
          </table:table-cell>
          <table:table-cell office:value-type="float" office:value="0.00000000000921618337201835" calcext:value-type="float">
            <text:p>0.0000</text:p>
          </table:table-cell>
          <table:table-cell table:style-name="ce34" office:value-type="float" office:value="-0.658468398317126" calcext:value-type="float">
            <text:p>-0.6585</text:p>
          </table:table-cell>
          <table:table-cell office:value-type="float" office:value="0.000635339783321864" calcext:value-type="float">
            <text:p>0.0006</text:p>
          </table:table-cell>
          <table:table-cell table:style-name="ce35" office:value-type="float" office:value="0.448221956110163" calcext:value-type="float">
            <text:p>0.4482</text:p>
          </table:table-cell>
          <table:table-cell office:value-type="float" office:value="0.0621101282205632" calcext:value-type="float">
            <text:p>0.0621</text:p>
          </table:table-cell>
          <table:table-cell table:style-name="ce34" office:value-type="float" office:value="0.702346272059418" calcext:value-type="float">
            <text:p>0.7023</text:p>
          </table:table-cell>
          <table:table-cell office:value-type="float" office:value="0.00018678988066001" calcext:value-type="float">
            <text:p>0.00018678988066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Group</text:p>
          </table:table-cell>
          <table:table-cell table:style-name="ce18" office:value-type="string" calcext:value-type="string">
            <text:p>Country</text:p>
          </table:table-cell>
          <table:table-cell table:style-name="ce25" office:value-type="string" calcext:value-type="string">
            <text:p>GDP</text:p>
          </table:table-cell>
          <table:table-cell table:style-name="ce32" office:value-type="string" calcext:value-type="string">
            <text:p>pval.GDP</text:p>
          </table:table-cell>
          <table:table-cell table:style-name="ce33" office:value-type="string" calcext:value-type="string">
            <text:p>Interest Paid, % of GDP</text:p>
          </table:table-cell>
          <table:table-cell table:style-name="ce39" office:value-type="string" calcext:value-type="string">
            <text:p>pval.int_paid_per</text:p>
          </table:table-cell>
          <table:table-cell table:style-name="ce33" office:value-type="string" calcext:value-type="string">
            <text:p>Real Implicit Interest Rate</text:p>
          </table:table-cell>
          <table:table-cell table:style-name="ce44" office:value-type="string" calcext:value-type="string">
            <text:p>pval.app_int_rate_real</text:p>
          </table:table-cell>
          <table:table-cell table:style-name="ce33" office:value-type="string" calcext:value-type="string">
            <text:p>Bank Size</text:p>
          </table:table-cell>
          <table:table-cell table:style-name="ce47" office:value-type="string" calcext:value-type="string">
            <text:p>pval.bank_size</text:p>
          </table:table-cell>
          <table:table-cell table:style-name="ce48"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Austria</text:p>
          </table:table-cell>
          <table:table-cell table:style-name="ce28" office:value-type="float" office:value="-0.87885101561611" calcext:value-type="float">
            <text:p>-0.8789</text:p>
          </table:table-cell>
          <table:table-cell office:value-type="float" office:value="0.0000000344399675444862" calcext:value-type="float">
            <text:p>0.0000</text:p>
          </table:table-cell>
          <table:table-cell table:style-name="ce34" office:value-type="float" office:value="0.658496287317202" calcext:value-type="float">
            <text:p>0.6585</text:p>
          </table:table-cell>
          <table:table-cell office:value-type="float" office:value="0.000634884803041968" calcext:value-type="float">
            <text:p>0.0006</text:p>
          </table:table-cell>
          <table:table-cell table:style-name="ce34" office:value-type="float" office:value="0.800337650987782" calcext:value-type="float">
            <text:p>0.8003</text:p>
          </table:table-cell>
          <table:table-cell office:value-type="float" office:value="0.00000453577338044298" calcext:value-type="float">
            <text:p>0.0000</text:p>
          </table:table-cell>
          <table:table-cell table:style-name="ce34" office:value-type="float" office:value="0.639286813251793" calcext:value-type="float">
            <text:p>0.6393</text:p>
          </table:table-cell>
          <table:table-cell office:value-type="float" office:value="0.00240712979421187" calcext:value-type="float">
            <text:p>0.00240712979421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Belgium</text:p>
          </table:table-cell>
          <table:table-cell table:style-name="ce28" office:value-type="float" office:value="-0.695323187665737" calcext:value-type="float">
            <text:p>-0.6953</text:p>
          </table:table-cell>
          <table:table-cell office:value-type="float" office:value="0.000230441065734999" calcext:value-type="float">
            <text:p>0.0002</text:p>
          </table:table-cell>
          <table:table-cell table:style-name="ce35" office:value-type="float" office:value="0.352870248139156" calcext:value-type="float">
            <text:p>0.3529</text:p>
          </table:table-cell>
          <table:table-cell office:value-type="float" office:value="0.0986251858565801" calcext:value-type="float">
            <text:p>0.0986</text:p>
          </table:table-cell>
          <table:table-cell table:style-name="ce35" office:value-type="float" office:value="0.328366611345036" calcext:value-type="float">
            <text:p>0.3284</text:p>
          </table:table-cell>
          <table:table-cell office:value-type="float" office:value="0.126078715349772" calcext:value-type="float">
            <text:p>0.1261</text:p>
          </table:table-cell>
          <table:table-cell table:style-name="ce34" office:value-type="float" office:value="0.862383712511801" calcext:value-type="float">
            <text:p>0.8624</text:p>
          </table:table-cell>
          <table:table-cell office:value-type="float" office:value="0.00000100927882806801" calcext:value-type="float">
            <text:p>1.00927882806801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France</text:p>
          </table:table-cell>
          <table:table-cell table:style-name="ce28" office:value-type="float" office:value="0.810984309187107" calcext:value-type="float">
            <text:p>0.8110</text:p>
          </table:table-cell>
          <table:table-cell office:value-type="float" office:value="0.0000026829634118819" calcext:value-type="float">
            <text:p>0.0000</text:p>
          </table:table-cell>
          <table:table-cell table:style-name="ce35" office:value-type="float" office:value="-0.379125305824235" calcext:value-type="float">
            <text:p>-0.3791</text:p>
          </table:table-cell>
          <table:table-cell office:value-type="float" office:value="0.0744050148121183" calcext:value-type="float">
            <text:p>0.0744</text:p>
          </table:table-cell>
          <table:table-cell table:style-name="ce34" office:value-type="float" office:value="-0.768589875913105" calcext:value-type="float">
            <text:p>-0.7686</text:p>
          </table:table-cell>
          <table:table-cell office:value-type="float" office:value="0.0000183561041287028" calcext:value-type="float">
            <text:p>0.0000</text:p>
          </table:table-cell>
          <table:table-cell table:style-name="ce34" office:value-type="float" office:value="0.890329761789212" calcext:value-type="float">
            <text:p>0.8903</text:p>
          </table:table-cell>
          <table:table-cell office:value-type="float" office:value="0.000000145492143222015" calcext:value-type="float">
            <text:p>1.45492143222015E-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Germany</text:p>
          </table:table-cell>
          <table:table-cell table:style-name="ce28" office:value-type="float" office:value="-0.523098557750329" calcext:value-type="float">
            <text:p>-0.5231</text:p>
          </table:table-cell>
          <table:table-cell office:value-type="float" office:value="0.0104295440913162" calcext:value-type="float">
            <text:p>0.0104</text:p>
          </table:table-cell>
          <table:table-cell table:style-name="ce34" office:value-type="float" office:value="0.619555536310441" calcext:value-type="float">
            <text:p>0.6196</text:p>
          </table:table-cell>
          <table:table-cell office:value-type="float" office:value="0.00161718884919138" calcext:value-type="float">
            <text:p>0.0016</text:p>
          </table:table-cell>
          <table:table-cell table:style-name="ce35" office:value-type="float" office:value="0.318264255483624" calcext:value-type="float">
            <text:p>0.3183</text:p>
          </table:table-cell>
          <table:table-cell office:value-type="float" office:value="0.138867061569256" calcext:value-type="float">
            <text:p>0.1389</text:p>
          </table:table-cell>
          <table:table-cell table:style-name="ce35" office:value-type="float" office:value="0.297636574997202" calcext:value-type="float">
            <text:p>0.2976</text:p>
          </table:table-cell>
          <table:table-cell office:value-type="float" office:value="0.178536274439101" calcext:value-type="float">
            <text:p>0.1785362744391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Netherlands</text:p>
          </table:table-cell>
          <table:table-cell table:style-name="ce28" office:value-type="float" office:value="-0.628496805664082" calcext:value-type="float">
            <text:p>-0.6285</text:p>
          </table:table-cell>
          <table:table-cell office:value-type="float" office:value="0.00173261101053468" calcext:value-type="float">
            <text:p>0.0017</text:p>
          </table:table-cell>
          <table:table-cell table:style-name="ce35" office:value-type="float" office:value="0.344585038737248" calcext:value-type="float">
            <text:p>0.3446</text:p>
          </table:table-cell>
          <table:table-cell office:value-type="float" office:value="0.116311547508607" calcext:value-type="float">
            <text:p>0.1163</text:p>
          </table:table-cell>
          <table:table-cell table:style-name="ce34" office:value-type="float" office:value="0.534818220753355" calcext:value-type="float">
            <text:p>0.5348</text:p>
          </table:table-cell>
          <table:table-cell office:value-type="float" office:value="0.0103321366284672" calcext:value-type="float">
            <text:p>0.0103</text:p>
          </table:table-cell>
          <table:table-cell table:style-name="ce34" office:value-type="float" office:value="-0.558420899205172" calcext:value-type="float">
            <text:p>-0.5584</text:p>
          </table:table-cell>
          <table:table-cell office:value-type="float" office:value="0.010496374744192" calcext:value-type="float">
            <text:p>0.0104963747441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estern</text:p>
          </table:table-cell>
          <table:table-cell table:style-name="ce23" office:value-type="string" calcext:value-type="string">
            <text:p>United Kingdom</text:p>
          </table:table-cell>
          <table:table-cell office:value-type="float" office:value="0.14902578336837" calcext:value-type="float">
            <text:p>0.1490</text:p>
          </table:table-cell>
          <table:table-cell office:value-type="float" office:value="0.497358887195731" calcext:value-type="float">
            <text:p>0.4974</text:p>
          </table:table-cell>
          <table:table-cell table:style-name="ce34" office:value-type="float" office:value="0.540771755719435" calcext:value-type="float">
            <text:p>0.5408</text:p>
          </table:table-cell>
          <table:table-cell office:value-type="float" office:value="0.007714721044767" calcext:value-type="float">
            <text:p>0.0077</text:p>
          </table:table-cell>
          <table:table-cell table:style-name="ce35" office:value-type="float" office:value="-0.258201439066699" calcext:value-type="float">
            <text:p>-0.2582</text:p>
          </table:table-cell>
          <table:table-cell office:value-type="float" office:value="0.234227968349044" calcext:value-type="float">
            <text:p>0.2342</text:p>
          </table:table-cell>
          <table:table-cell table:style-name="ce34" office:value-type="float" office:value="0.68558440559821" calcext:value-type="float">
            <text:p>0.6856</text:p>
          </table:table-cell>
          <table:table-cell office:value-type="float" office:value="0.000428911688102884" calcext:value-type="float">
            <text:p>0.0004289116881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Greece</text:p>
          </table:table-cell>
          <table:table-cell office:value-type="float" office:value="-0.0280607166608845" calcext:value-type="float">
            <text:p>-0.0281</text:p>
          </table:table-cell>
          <table:table-cell office:value-type="float" office:value="0.898865768552048" calcext:value-type="float">
            <text:p>0.8989</text:p>
          </table:table-cell>
          <table:table-cell table:style-name="ce34" office:value-type="float" office:value="0.489368994899137" calcext:value-type="float">
            <text:p>0.4894</text:p>
          </table:table-cell>
          <table:table-cell office:value-type="float" office:value="0.01778940373661" calcext:value-type="float">
            <text:p>0.0178</text:p>
          </table:table-cell>
          <table:table-cell table:style-name="ce34" office:value-type="float" office:value="-0.499972051432568" calcext:value-type="float">
            <text:p>-0.5000</text:p>
          </table:table-cell>
          <table:table-cell office:value-type="float" office:value="0.0151244839493208" calcext:value-type="float">
            <text:p>0.0151</text:p>
          </table:table-cell>
          <table:table-cell table:style-name="ce35" office:value-type="float" office:value="0.262132405187182" calcext:value-type="float">
            <text:p>0.2621</text:p>
          </table:table-cell>
          <table:table-cell office:value-type="float" office:value="0.238601678945542" calcext:value-type="float">
            <text:p>0.2386016789455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Italy</text:p>
          </table:table-cell>
          <table:table-cell table:style-name="ce28" office:value-type="float" office:value="0.78078793118171" calcext:value-type="float">
            <text:p>0.7808</text:p>
          </table:table-cell>
          <table:table-cell office:value-type="float" office:value="0.0000110211722188502" calcext:value-type="float">
            <text:p>0.0000</text:p>
          </table:table-cell>
          <table:table-cell table:style-name="ce35" office:value-type="float" office:value="-0.358950328165582" calcext:value-type="float">
            <text:p>-0.3590</text:p>
          </table:table-cell>
          <table:table-cell office:value-type="float" office:value="0.0925578695849074" calcext:value-type="float">
            <text:p>0.0926</text:p>
          </table:table-cell>
          <table:table-cell table:style-name="ce34" office:value-type="float" office:value="-0.51906163351511" calcext:value-type="float">
            <text:p>-0.5191</text:p>
          </table:table-cell>
          <table:table-cell office:value-type="float" office:value="0.0111488528459303" calcext:value-type="float">
            <text:p>0.0111</text:p>
          </table:table-cell>
          <table:table-cell table:style-name="ce34" office:value-type="float" office:value="0.853347995506828" calcext:value-type="float">
            <text:p>0.8533</text:p>
          </table:table-cell>
          <table:table-cell office:value-type="float" office:value="0.000000446907362672277" calcext:value-type="float">
            <text:p>4.46907362672277E-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Portugal</text:p>
          </table:table-cell>
          <table:table-cell table:style-name="ce28" office:value-type="float" office:value="0.88105961803612" calcext:value-type="float">
            <text:p>0.8811</text:p>
          </table:table-cell>
          <table:table-cell office:value-type="float" office:value="0.0000000286778214508843" calcext:value-type="float">
            <text:p>0.0000</text:p>
          </table:table-cell>
          <table:table-cell table:style-name="ce35" office:value-type="float" office:value="-0.315233993173827" calcext:value-type="float">
            <text:p>-0.3152</text:p>
          </table:table-cell>
          <table:table-cell office:value-type="float" office:value="0.142877165117075" calcext:value-type="float">
            <text:p>0.1429</text:p>
          </table:table-cell>
          <table:table-cell table:style-name="ce34" office:value-type="float" office:value="-0.738676217215675" calcext:value-type="float">
            <text:p>-0.7387</text:p>
          </table:table-cell>
          <table:table-cell office:value-type="float" office:value="0.0000569227290276864" calcext:value-type="float">
            <text:p>0.0001</text:p>
          </table:table-cell>
          <table:table-cell table:style-name="ce34" office:value-type="float" office:value="0.928282690629224" calcext:value-type="float">
            <text:p>0.9283</text:p>
          </table:table-cell>
          <table:table-cell office:value-type="float" office:value="0.000000000482111683908215" calcext:value-type="float">
            <text:p>4.82111683908215E-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uthern</text:p>
          </table:table-cell>
          <table:table-cell table:style-name="ce23" office:value-type="string" calcext:value-type="string">
            <text:p>Spain</text:p>
          </table:table-cell>
          <table:table-cell table:style-name="ce28" office:value-type="float" office:value="0.847503434971304" calcext:value-type="float">
            <text:p>0.8475</text:p>
          </table:table-cell>
          <table:table-cell office:value-type="float" office:value="0.00000464825377810563" calcext:value-type="float">
            <text:p>0.0000</text:p>
          </table:table-cell>
          <table:table-cell table:style-name="ce34" office:value-type="float" office:value="0.477205647646473" calcext:value-type="float">
            <text:p>0.4772</text:p>
          </table:table-cell>
          <table:table-cell office:value-type="float" office:value="0.0388235205433776" calcext:value-type="float">
            <text:p>0.0388</text:p>
          </table:table-cell>
          <table:table-cell table:style-name="ce34" office:value-type="float" office:value="-0.745146264166678" calcext:value-type="float">
            <text:p>-0.7451</text:p>
          </table:table-cell>
          <table:table-cell office:value-type="float" office:value="0.0000451473073055375" calcext:value-type="float">
            <text:p>0.0000</text:p>
          </table:table-cell>
          <table:table-cell table:style-name="ce34" office:value-type="float" office:value="0.941787685850374" calcext:value-type="float">
            <text:p>0.9418</text:p>
          </table:table-cell>
          <table:table-cell office:value-type="float" office:value="0.0000000000633473273836671" calcext:value-type="float">
            <text:p>6.33473273836671E-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Cyprus</text:p>
          </table:table-cell>
          <table:table-cell table:style-name="ce28" office:value-type="float" office:value="-0.57852799732139" calcext:value-type="float">
            <text:p>-0.5785</text:p>
          </table:table-cell>
          <table:table-cell office:value-type="float" office:value="0.00382871675675078" calcext:value-type="float">
            <text:p>0.0038</text:p>
          </table:table-cell>
          <table:table-cell table:style-name="ce35" office:value-type="float" office:value="0.0630108987993077" calcext:value-type="float">
            <text:p>0.0630</text:p>
          </table:table-cell>
          <table:table-cell office:value-type="float" office:value="0.775168161148097" calcext:value-type="float">
            <text:p>0.7752</text:p>
          </table:table-cell>
          <table:table-cell table:style-name="ce35" office:value-type="float" office:value="0.323207167082155" calcext:value-type="float">
            <text:p>0.3232</text:p>
          </table:table-cell>
          <table:table-cell office:value-type="float" office:value="0.13249921043094" calcext:value-type="float">
            <text:p>0.1325</text:p>
          </table:table-cell>
          <table:table-cell table:style-name="ce34" office:value-type="float" office:value="0.724412829133195" calcext:value-type="float">
            <text:p>0.7244</text:p>
          </table:table-cell>
          <table:table-cell office:value-type="float" office:value="0.000137583017595588" calcext:value-type="float">
            <text:p>0.0001375830175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Ireland</text:p>
          </table:table-cell>
          <table:table-cell office:value-type="float" office:value="-0.30264224509617" calcext:value-type="float">
            <text:p>-0.3026</text:p>
          </table:table-cell>
          <table:table-cell office:value-type="float" office:value="0.237712445234625" calcext:value-type="float">
            <text:p>0.2377</text:p>
          </table:table-cell>
          <table:table-cell table:style-name="ce34" office:value-type="float" office:value="0.810628299327761" calcext:value-type="float">
            <text:p>0.8106</text:p>
          </table:table-cell>
          <table:table-cell office:value-type="float" office:value="0.0000792307131025627" calcext:value-type="float">
            <text:p>0.0001</text:p>
          </table:table-cell>
          <table:table-cell table:style-name="ce34" office:value-type="float" office:value="0.582467500830611" calcext:value-type="float">
            <text:p>0.5825</text:p>
          </table:table-cell>
          <table:table-cell office:value-type="float" office:value="0.0141479201971837" calcext:value-type="float">
            <text:p>0.0141</text:p>
          </table:table-cell>
          <table:table-cell table:style-name="ce34" office:value-type="float" office:value="0.882288185463054" calcext:value-type="float">
            <text:p>0.8823</text:p>
          </table:table-cell>
          <table:table-cell office:value-type="float" office:value="0.00000611805315076097" calcext:value-type="float">
            <text:p>6.11805315076097E-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ther</text:p>
          </table:table-cell>
          <table:table-cell table:style-name="ce23" office:value-type="string" calcext:value-type="string">
            <text:p>Luxembourg</text:p>
          </table:table-cell>
          <table:table-cell table:style-name="ce28" office:value-type="float" office:value="0.851644820683525" calcext:value-type="float">
            <text:p>0.8516</text:p>
          </table:table-cell>
          <table:table-cell office:value-type="float" office:value="0.00000373323164870598" calcext:value-type="float">
            <text:p>0.0000</text:p>
          </table:table-cell>
          <table:table-cell table:style-name="ce35" office:value-type="float" office:value="0.394353386415121" calcext:value-type="float">
            <text:p>0.3944</text:p>
          </table:table-cell>
          <table:table-cell office:value-type="float" office:value="0.0947699468265182" calcext:value-type="float">
            <text:p>0.0948</text:p>
          </table:table-cell>
          <table:table-cell table:style-name="ce35" office:value-type="float" office:value="-0.36872550879125" calcext:value-type="float">
            <text:p>-0.3687</text:p>
          </table:table-cell>
          <table:table-cell office:value-type="float" office:value="0.120315312176296" calcext:value-type="float">
            <text:p>0.1203</text:p>
          </table:table-cell>
          <table:table-cell table:style-name="ce35" office:value-type="float" office:value="0.345281684317392" calcext:value-type="float">
            <text:p>0.3453</text:p>
          </table:table-cell>
          <table:table-cell office:value-type="float" office:value="0.174659471736588" calcext:value-type="float">
            <text:p>0.17465947173658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Denmark</text:p>
          </table:table-cell>
          <table:table-cell table:style-name="ce28" office:value-type="float" office:value="-0.617155912282323" calcext:value-type="float">
            <text:p>-0.6172</text:p>
          </table:table-cell>
          <table:table-cell office:value-type="float" office:value="0.00170631727896731" calcext:value-type="float">
            <text:p>0.0017</text:p>
          </table:table-cell>
          <table:table-cell table:style-name="ce34" office:value-type="float" office:value="0.430932770171757" calcext:value-type="float">
            <text:p>0.4309</text:p>
          </table:table-cell>
          <table:table-cell office:value-type="float" office:value="0.0400840216853107" calcext:value-type="float">
            <text:p>0.0401</text:p>
          </table:table-cell>
          <table:table-cell table:style-name="ce34" office:value-type="float" office:value="0.496054473087667" calcext:value-type="float">
            <text:p>0.4961</text:p>
          </table:table-cell>
          <table:table-cell office:value-type="float" office:value="0.0160683417453691" calcext:value-type="float">
            <text:p>0.0161</text:p>
          </table:table-cell>
          <table:table-cell table:style-name="ce34" office:value-type="float" office:value="-0.500189428207766" calcext:value-type="float">
            <text:p>-0.5002</text:p>
          </table:table-cell>
          <table:table-cell office:value-type="float" office:value="0.0177564939746913" calcext:value-type="float">
            <text:p>0.0177564939746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Finland</text:p>
          </table:table-cell>
          <table:table-cell table:style-name="ce28" office:value-type="float" office:value="-0.621918114914654" calcext:value-type="float">
            <text:p>-0.6219</text:p>
          </table:table-cell>
          <table:table-cell office:value-type="float" office:value="0.00153333884879192" calcext:value-type="float">
            <text:p>0.0015</text:p>
          </table:table-cell>
          <table:table-cell table:style-name="ce35" office:value-type="float" office:value="0.334843451501287" calcext:value-type="float">
            <text:p>0.3348</text:p>
          </table:table-cell>
          <table:table-cell office:value-type="float" office:value="0.118340439834033" calcext:value-type="float">
            <text:p>0.1183</text:p>
          </table:table-cell>
          <table:table-cell table:style-name="ce35" office:value-type="float" office:value="-0.113620354272013" calcext:value-type="float">
            <text:p>-0.1136</text:p>
          </table:table-cell>
          <table:table-cell office:value-type="float" office:value="0.605719272282163" calcext:value-type="float">
            <text:p>0.6057</text:p>
          </table:table-cell>
          <table:table-cell table:style-name="ce35" office:value-type="float" office:value="-0.231284202801044" calcext:value-type="float">
            <text:p>-0.2313</text:p>
          </table:table-cell>
          <table:table-cell office:value-type="float" office:value="0.300378117135304" calcext:value-type="float">
            <text:p>0.3003781171353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Norway</text:p>
          </table:table-cell>
          <table:table-cell office:value-type="float" office:value="-0.175613402773446" calcext:value-type="float">
            <text:p>-0.1756</text:p>
          </table:table-cell>
          <table:table-cell office:value-type="float" office:value="0.422840514650024" calcext:value-type="float">
            <text:p>0.4228</text:p>
          </table:table-cell>
          <table:table-cell table:style-name="ce34" office:value-type="float" office:value="0.72229352818269" calcext:value-type="float">
            <text:p>0.7223</text:p>
          </table:table-cell>
          <table:table-cell office:value-type="float" office:value="0.0000994864535504014" calcext:value-type="float">
            <text:p>0.0001</text:p>
          </table:table-cell>
          <table:table-cell table:style-name="ce35" office:value-type="float" office:value="0.0104974912750238" calcext:value-type="float">
            <text:p>0.0105</text:p>
          </table:table-cell>
          <table:table-cell office:value-type="float" office:value="0.962084614760204" calcext:value-type="float">
            <text:p>0.9621</text:p>
          </table:table-cell>
          <table:table-cell table:style-name="ce35" office:value-type="float" office:value="-0.0543022506300655" calcext:value-type="float">
            <text:p>-0.0543</text:p>
          </table:table-cell>
          <table:table-cell office:value-type="float" office:value="0.810322940434369" calcext:value-type="float">
            <text:p>0.8103229404343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rthern</text:p>
          </table:table-cell>
          <table:table-cell table:style-name="ce23" office:value-type="string" calcext:value-type="string">
            <text:p>Sweden</text:p>
          </table:table-cell>
          <table:table-cell office:value-type="float" office:value="0.282880748436419" calcext:value-type="float">
            <text:p>0.2829</text:p>
          </table:table-cell>
          <table:table-cell office:value-type="float" office:value="0.190907565829382" calcext:value-type="float">
            <text:p>0.1909</text:p>
          </table:table-cell>
          <table:table-cell table:style-name="ce35" office:value-type="float" office:value="0.24201066611142" calcext:value-type="float">
            <text:p>0.2420</text:p>
          </table:table-cell>
          <table:table-cell office:value-type="float" office:value="0.265898523920145" calcext:value-type="float">
            <text:p>0.2659</text:p>
          </table:table-cell>
          <table:table-cell table:style-name="ce35" office:value-type="float" office:value="-0.145210119193281" calcext:value-type="float">
            <text:p>-0.1452</text:p>
          </table:table-cell>
          <table:table-cell office:value-type="float" office:value="0.508557659363047" calcext:value-type="float">
            <text:p>0.5086</text:p>
          </table:table-cell>
          <table:table-cell table:style-name="ce35" office:value-type="float" office:value="0.321235984706966" calcext:value-type="float">
            <text:p>0.3212</text:p>
          </table:table-cell>
          <table:table-cell office:value-type="float" office:value="0.144911291269459" calcext:value-type="float">
            <text:p>0.1449112912694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Bulgaria</text:p>
          </table:table-cell>
          <table:table-cell table:style-name="ce28" office:value-type="float" office:value="-0.586475873613498" calcext:value-type="float">
            <text:p>-0.5865</text:p>
          </table:table-cell>
          <table:table-cell office:value-type="float" office:value="0.00326847633087923" calcext:value-type="float">
            <text:p>0.0033</text:p>
          </table:table-cell>
          <table:table-cell table:style-name="ce35" office:value-type="float" office:value="0.106738314066177" calcext:value-type="float">
            <text:p>0.1067</text:p>
          </table:table-cell>
          <table:table-cell office:value-type="float" office:value="0.627860112781996" calcext:value-type="float">
            <text:p>0.6279</text:p>
          </table:table-cell>
          <table:table-cell table:style-name="ce35" office:value-type="float" office:value="-0.242435624734618" calcext:value-type="float">
            <text:p>-0.2424</text:p>
          </table:table-cell>
          <table:table-cell office:value-type="float" office:value="0.26503401955849" calcext:value-type="float">
            <text:p>0.2650</text:p>
          </table:table-cell>
          <table:table-cell table:style-name="ce34" office:value-type="float" office:value="-0.489125434374873" calcext:value-type="float">
            <text:p>-0.4891</text:p>
          </table:table-cell>
          <table:table-cell office:value-type="float" office:value="0.0208776053280224" calcext:value-type="float">
            <text:p>0.0208776053280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Czechia</text:p>
          </table:table-cell>
          <table:table-cell table:style-name="ce28" office:value-type="float" office:value="-0.706107329689788" calcext:value-type="float">
            <text:p>-0.7061</text:p>
          </table:table-cell>
          <table:table-cell office:value-type="float" office:value="0.000166514819437413" calcext:value-type="float">
            <text:p>0.0002</text:p>
          </table:table-cell>
          <table:table-cell table:style-name="ce34" office:value-type="float" office:value="0.747129121013346" calcext:value-type="float">
            <text:p>0.7471</text:p>
          </table:table-cell>
          <table:table-cell office:value-type="float" office:value="0.0000419947451975045" calcext:value-type="float">
            <text:p>0.0000</text:p>
          </table:table-cell>
          <table:table-cell table:style-name="ce34" office:value-type="float" office:value="0.58630339177572" calcext:value-type="float">
            <text:p>0.5863</text:p>
          </table:table-cell>
          <table:table-cell office:value-type="float" office:value="0.00327985619639937" calcext:value-type="float">
            <text:p>0.0033</text:p>
          </table:table-cell>
          <table:table-cell table:style-name="ce35" office:value-type="float" office:value="-0.120298314845552" calcext:value-type="float">
            <text:p>-0.1203</text:p>
          </table:table-cell>
          <table:table-cell office:value-type="float" office:value="0.59385644999942" calcext:value-type="float">
            <text:p>0.593856449999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Estonia</text:p>
          </table:table-cell>
          <table:table-cell table:style-name="ce28" office:value-type="float" office:value="-0.623459430472266" calcext:value-type="float">
            <text:p>-0.6235</text:p>
          </table:table-cell>
          <table:table-cell office:value-type="float" office:value="0.00148065612850545" calcext:value-type="float">
            <text:p>0.0015</text:p>
          </table:table-cell>
          <table:table-cell table:style-name="ce34" office:value-type="float" office:value="0.529879806281636" calcext:value-type="float">
            <text:p>0.5299</text:p>
          </table:table-cell>
          <table:table-cell office:value-type="float" office:value="0.00930743158442349" calcext:value-type="float">
            <text:p>0.0093</text:p>
          </table:table-cell>
          <table:table-cell table:style-name="ce35" office:value-type="float" office:value="-0.220988788421313" calcext:value-type="float">
            <text:p>-0.2210</text:p>
          </table:table-cell>
          <table:table-cell office:value-type="float" office:value="0.310906683849445" calcext:value-type="float">
            <text:p>0.3109</text:p>
          </table:table-cell>
          <table:table-cell table:style-name="ce35" office:value-type="float" office:value="-0.409368476689508" calcext:value-type="float">
            <text:p>-0.4094</text:p>
          </table:table-cell>
          <table:table-cell office:value-type="float" office:value="0.0585042602259409" calcext:value-type="float">
            <text:p>0.05850426022594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Hungary</text:p>
          </table:table-cell>
          <table:table-cell table:style-name="ce28" office:value-type="float" office:value="-0.847811019157236" calcext:value-type="float">
            <text:p>-0.8478</text:p>
          </table:table-cell>
          <table:table-cell office:value-type="float" office:value="0.000000327468375527218" calcext:value-type="float">
            <text:p>0.0000</text:p>
          </table:table-cell>
          <table:table-cell table:style-name="ce34" office:value-type="float" office:value="0.886708386058421" calcext:value-type="float">
            <text:p>0.8867</text:p>
          </table:table-cell>
          <table:table-cell office:value-type="float" office:value="0.0000000176545080776691" calcext:value-type="float">
            <text:p>0.0000</text:p>
          </table:table-cell>
          <table:table-cell table:style-name="ce35" office:value-type="float" office:value="0.104573053411456" calcext:value-type="float">
            <text:p>0.1046</text:p>
          </table:table-cell>
          <table:table-cell office:value-type="float" office:value="0.634892043223949" calcext:value-type="float">
            <text:p>0.6349</text:p>
          </table:table-cell>
          <table:table-cell table:style-name="ce34" office:value-type="float" office:value="-0.663087372978306" calcext:value-type="float">
            <text:p>-0.6631</text:p>
          </table:table-cell>
          <table:table-cell office:value-type="float" office:value="0.000769621641774965" calcext:value-type="float">
            <text:p>0.0007696216417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Latvia</text:p>
          </table:table-cell>
          <table:table-cell office:value-type="float" office:value="0.273762694059192" calcext:value-type="float">
            <text:p>0.2738</text:p>
          </table:table-cell>
          <table:table-cell office:value-type="float" office:value="0.2062234837056" calcext:value-type="float">
            <text:p>0.2062</text:p>
          </table:table-cell>
          <table:table-cell table:style-name="ce34" office:value-type="float" office:value="0.845804056476907" calcext:value-type="float">
            <text:p>0.8458</text:p>
          </table:table-cell>
          <table:table-cell office:value-type="float" office:value="0.000000372279681304377" calcext:value-type="float">
            <text:p>0.0000</text:p>
          </table:table-cell>
          <table:table-cell table:style-name="ce34" office:value-type="float" office:value="-0.560676875086515" calcext:value-type="float">
            <text:p>-0.5607</text:p>
          </table:table-cell>
          <table:table-cell office:value-type="float" office:value="0.00538637593039581" calcext:value-type="float">
            <text:p>0.0054</text:p>
          </table:table-cell>
          <table:table-cell table:style-name="ce34" office:value-type="float" office:value="0.702459664244224" calcext:value-type="float">
            <text:p>0.7025</text:p>
          </table:table-cell>
          <table:table-cell office:value-type="float" office:value="0.000384478595622184" calcext:value-type="float">
            <text:p>0.0003844785956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Lithuania</text:p>
          </table:table-cell>
          <table:table-cell table:style-name="ce28" office:value-type="float" office:value="-0.43874341260748" calcext:value-type="float">
            <text:p>-0.4387</text:p>
          </table:table-cell>
          <table:table-cell office:value-type="float" office:value="0.0362299941476243" calcext:value-type="float">
            <text:p>0.0362</text:p>
          </table:table-cell>
          <table:table-cell table:style-name="ce34" office:value-type="float" office:value="0.662305331252482" calcext:value-type="float">
            <text:p>0.6623</text:p>
          </table:table-cell>
          <table:table-cell office:value-type="float" office:value="0.000575317083974181" calcext:value-type="float">
            <text:p>0.0006</text:p>
          </table:table-cell>
          <table:table-cell table:style-name="ce35" office:value-type="float" office:value="0.0746586349249491" calcext:value-type="float">
            <text:p>0.0747</text:p>
          </table:table-cell>
          <table:table-cell office:value-type="float" office:value="0.734944229581548" calcext:value-type="float">
            <text:p>0.7349</text:p>
          </table:table-cell>
          <table:table-cell table:style-name="ce35" office:value-type="float" office:value="-0.205572562383851" calcext:value-type="float">
            <text:p>-0.2056</text:p>
          </table:table-cell>
          <table:table-cell office:value-type="float" office:value="0.371338442905609" calcext:value-type="float">
            <text:p>0.3713384429056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Poland</text:p>
          </table:table-cell>
          <table:table-cell office:value-type="float" office:value="0.0998236433135976" calcext:value-type="float">
            <text:p>0.0998</text:p>
          </table:table-cell>
          <table:table-cell office:value-type="float" office:value="0.658495990211696" calcext:value-type="float">
            <text:p>0.6585</text:p>
          </table:table-cell>
          <table:table-cell table:style-name="ce35" office:value-type="float" office:value="0.126144183958016" calcext:value-type="float">
            <text:p>0.1261</text:p>
          </table:table-cell>
          <table:table-cell office:value-type="float" office:value="0.575906338638543" calcext:value-type="float">
            <text:p>0.5759</text:p>
          </table:table-cell>
          <table:table-cell table:style-name="ce35" office:value-type="float" office:value="0.100702703664561" calcext:value-type="float">
            <text:p>0.1007</text:p>
          </table:table-cell>
          <table:table-cell office:value-type="float" office:value="0.647537470993471" calcext:value-type="float">
            <text:p>0.6475</text:p>
          </table:table-cell>
          <table:table-cell table:style-name="ce35" office:value-type="float" office:value="0.14919726890716" calcext:value-type="float">
            <text:p>0.1492</text:p>
          </table:table-cell>
          <table:table-cell office:value-type="float" office:value="0.507539861180788" calcext:value-type="float">
            <text:p>0.50753986118078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3" office:value-type="string" calcext:value-type="string">
            <text:p>Slovakia</text:p>
          </table:table-cell>
          <table:table-cell table:style-name="ce28" office:value-type="float" office:value="-0.774285755077988" calcext:value-type="float">
            <text:p>-0.7743</text:p>
          </table:table-cell>
          <table:table-cell office:value-type="float" office:value="0.0000145213238496034" calcext:value-type="float">
            <text:p>0.0000</text:p>
          </table:table-cell>
          <table:table-cell table:style-name="ce34" office:value-type="float" office:value="0.804070441707587" calcext:value-type="float">
            <text:p>0.8041</text:p>
          </table:table-cell>
          <table:table-cell office:value-type="float" office:value="0.00000378671277356801" calcext:value-type="float">
            <text:p>0.0000</text:p>
          </table:table-cell>
          <table:table-cell table:style-name="ce35" office:value-type="float" office:value="0.309176318491952" calcext:value-type="float">
            <text:p>0.3092</text:p>
          </table:table-cell>
          <table:table-cell office:value-type="float" office:value="0.151138977855117" calcext:value-type="float">
            <text:p>0.1511</text:p>
          </table:table-cell>
          <table:table-cell table:style-name="ce35" office:value-type="float" office:value="-0.40228324653716" calcext:value-type="float">
            <text:p>-0.4023</text:p>
          </table:table-cell>
          <table:table-cell office:value-type="float" office:value="0.0634477339616828" calcext:value-type="float">
            <text:p>0.0634477339616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stern</text:p>
          </table:table-cell>
          <table:table-cell table:style-name="ce24" office:value-type="string" calcext:value-type="string">
            <text:p>Slovenia</text:p>
          </table:table-cell>
          <table:table-cell table:style-name="ce28" office:value-type="float" office:value="0.442912438690058" calcext:value-type="float">
            <text:p>0.4429</text:p>
          </table:table-cell>
          <table:table-cell office:value-type="float" office:value="0.0342960843611042" calcext:value-type="float">
            <text:p>0.0343</text:p>
          </table:table-cell>
          <table:table-cell table:style-name="ce36" office:value-type="float" office:value="0.268209627891456" calcext:value-type="float">
            <text:p>0.2682</text:p>
          </table:table-cell>
          <table:table-cell office:value-type="float" office:value="0.215945267423049" calcext:value-type="float">
            <text:p>0.2159</text:p>
          </table:table-cell>
          <table:table-cell table:style-name="ce41" office:value-type="float" office:value="-0.468696454968567" calcext:value-type="float">
            <text:p>-0.4687</text:p>
          </table:table-cell>
          <table:table-cell office:value-type="float" office:value="0.0240777634496876" calcext:value-type="float">
            <text:p>0.0241</text:p>
          </table:table-cell>
          <table:table-cell table:style-name="ce41" office:value-type="float" office:value="0.78263252742357" calcext:value-type="float">
            <text:p>0.7826</text:p>
          </table:table-cell>
          <table:table-cell office:value-type="float" office:value="0.0000167202149903289" calcext:value-type="float">
            <text:p>1.67202149903289E-05</text:p>
          </table:table-cell>
          <table:table-cell table:number-columns-repeated="1014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12dval.D29:s12dval.D1048576 s12dval.F29:s12dval.F1048576 s12dval.H29:s12dval.H1048576 s12dval.J29:s12dval.J1048576 s12dval.D2:s12dval.D27 s12dval.F2:s12dval.F27 s12dval.H2:s12dval.H27 s12dval.J2:s12dval.J27">
            <calcext:condition calcext:apply-style-name="Good" calcext:value="&lt;=0.05" calcext:base-cell-address="s12dval.D2"/>
          </calcext:conditional-format>
          <calcext:conditional-format calcext:target-range-address="s12dval.D28:s12dval.D28">
            <calcext:condition calcext:apply-style-name="Good" calcext:value="&lt;0.05" calcext:base-cell-address="s12dval.D28"/>
          </calcext:conditional-format>
          <calcext:conditional-format calcext:target-range-address="s12dval.F28:s12dval.F28">
            <calcext:condition calcext:apply-style-name="Good" calcext:value="&lt;0.05" calcext:base-cell-address="s12dval.F28"/>
          </calcext:conditional-format>
          <calcext:conditional-format calcext:target-range-address="s12dval.H28:s12dval.H28">
            <calcext:condition calcext:apply-style-name="Good" calcext:value="&lt;0.05" calcext:base-cell-address="s12dval.H28"/>
          </calcext:conditional-format>
          <calcext:conditional-format calcext:target-range-address="s12dval.J28:s12dval.J28">
            <calcext:condition calcext:apply-style-name="Good" calcext:value="&lt;0.05" calcext:base-cell-address="s12dval.J28"/>
          </calcext:conditional-format>
          <calcext:conditional-format calcext:target-range-address="s12dval.D1:s12dval.D1">
            <calcext:condition calcext:apply-style-name="Good" calcext:value="&lt;0.05" calcext:base-cell-address="s12dval.D1"/>
          </calcext:conditional-format>
          <calcext:conditional-format calcext:target-range-address="s12dval.F1:s12dval.F1">
            <calcext:condition calcext:apply-style-name="Good" calcext:value="&lt;0.05" calcext:base-cell-address="s12dval.F1"/>
          </calcext:conditional-format>
          <calcext:conditional-format calcext:target-range-address="s12dval.H1:s12dval.H1">
            <calcext:condition calcext:apply-style-name="Good" calcext:value="&lt;0.05" calcext:base-cell-address="s12dval.H1"/>
          </calcext:conditional-format>
          <calcext:conditional-format calcext:target-range-address="s12dval.J1:s12dval.J1">
            <calcext:condition calcext:apply-style-name="Good" calcext:value="&lt;0.05" calcext:base-cell-address="s12dval.J1"/>
          </calcext:conditional-format>
        </calcext:conditional-formats>
      </table:table>
      <table:named-expressions/>
      <table:database-ranges>
        <table:database-range table:name="__Anonymous_Sheet_DB__0" table:target-range-address="s12dval.A1:s12dval.R2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6:58.86190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8:30.838660648</dc:date>
    <meta:editing-duration>PT1H9M33S</meta:editing-duration>
    <meta:editing-cycles>8</meta:editing-cycles>
    <meta:generator>LibreOffice/6.0.7.3$Linux_X86_64 LibreOffice_project/00m0$Build-3</meta:generator>
    <meta:document-statistic meta:table-count="1" meta:cell-count="540" meta:object-count="0"/>
  </office:meta>
</office:document-meta>
</file>